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dash" draw:stroke-dash="a409" svg:stroke-width="0.04514in" svg:stroke-color="#404040" draw:marker-end="a410" svg:stroke-opacity="100%" draw:stroke-linejoin="miter" svg:stroke-linecap="butt"/>
    </style:style>
    <style:style style:family="graphic" style:name="a412">
      <style:graphic-properties draw:fill="none" draw:stroke="solid" svg:stroke-width="0.08333in" svg:stroke-color="#00b0f0" svg:stroke-opacity="100%" draw:stroke-linejoin="miter" svg:stroke-linecap="butt"/>
    </style:style>
    <style:style style:family="graphic" style:name="a415">
      <style:graphic-properties draw:fill="none" draw:stroke="dash" draw:stroke-dash="a413" svg:stroke-width="0.04514in" svg:stroke-color="#404040" draw:marker-end="a414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dash" draw:stroke-dash="a416" svg:stroke-width="0.04514in" svg:stroke-color="#404040" draw:marker-end="a417" svg:stroke-opacity="100%" draw:stroke-linejoin="miter" svg:stroke-linecap="butt"/>
    </style:style>
    <style:style style:family="text" style:name="a4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Wingdings 2" style:font-family-generic="roman" style:font-pitch="variable" style:font-charset="x-symbol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bitmap" draw:fill-image-name="a383" style:repeat="repeat" draw:fill-image-ref-point="top-left" draw:opacity="100%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6">
      <style:graphic-properties draw:fill="none" draw:stroke="solid" svg:stroke-width="0.08333in" svg:stroke-color="#00b0f0" svg:stroke-opacity="100%" draw:stroke-linejoin="miter" svg:stroke-linecap="butt"/>
    </style:style>
    <style:style style:family="graphic" style:name="a389">
      <style:graphic-properties draw:fill="none" draw:stroke="dash" draw:stroke-dash="a387" svg:stroke-width="0.04514in" svg:stroke-color="#404040" draw:marker-end="a388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bitmap" draw:fill-image-name="a359" style:repeat="repeat" draw:fill-image-ref-point="top-left" draw:opacity="100%" draw:stroke="solid" svg:stroke-width="0.0243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draw:fill="none" draw:stroke="solid" svg:stroke-width="0.08333in" svg:stroke-color="#00b0f0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draw:fill="none" draw:stroke="solid" svg:stroke-width="0.08333in" svg:stroke-color="#00b0f0" svg:stroke-opacity="100%" draw:stroke-linejoin="miter" svg:stroke-linecap="butt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dash" draw:stroke-dash="a364" svg:stroke-width="0.04514in" svg:stroke-color="#404040" draw:marker-end="a365" svg:stroke-opacity="100%" draw:stroke-linejoin="miter" svg:stroke-linecap="butt"/>
    </style:style>
    <style:style style:family="graphic" style:name="a369">
      <style:graphic-properties draw:fill="none" draw:stroke="dash" draw:stroke-dash="a367" svg:stroke-width="0.04514in" svg:stroke-color="#404040" draw:marker-end="a368" svg:stroke-opacity="100%" draw:stroke-linejoin="miter" svg:stroke-linecap="butt"/>
    </style:style>
    <style:style style:family="text" style:name="a4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Wingdings 2" style:font-family-generic="roman" style:font-pitch="variable" style:font-charset="x-symbol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92d050" style:text-line-through-type="none" style:text-line-through-style="none" style:text-line-through-width="auto" style:text-line-through-color="font-color" style:text-position="30% 66.6667%" fo:font-family="Calibri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92d050" style:text-line-through-type="none" style:text-line-through-style="none" style:text-line-through-width="auto" style:text-line-through-color="font-color" style:text-position="30% 66.6667%" fo:font-family="Calibri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dash" draw:stroke-dash="a390" svg:stroke-width="0.04514in" svg:stroke-color="#404040" draw:marker-end="a391" svg:stroke-opacity="100%" draw:stroke-linejoin="miter" svg:stroke-linecap="butt"/>
    </style:style>
    <style:style style:family="graphic" style:name="a401">
      <style:graphic-properties draw:fill="none" draw:stroke="dash" draw:stroke-dash="a399" svg:stroke-width="0.04514in" svg:stroke-color="#404040" draw:marker-end="a400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dash" draw:stroke-dash="a402" svg:stroke-width="0.04514in" svg:stroke-color="#404040" draw:marker-end="a403" svg:stroke-opacity="100%" draw:stroke-linejoin="miter" svg:stroke-linecap="butt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8333in" svg:stroke-color="#00b0f0" svg:stroke-opacity="100%" draw:stroke-linejoin="miter" svg:stroke-linecap="butt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8">
      <style:graphic-properties draw:fill="none" draw:stroke="solid" svg:stroke-width="0.08333in" svg:stroke-color="#00b0f0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dash" draw:stroke-dash="a406" svg:stroke-width="0.04514in" svg:stroke-color="#404040" draw:marker-end="a407" svg:stroke-opacity="100%" draw:stroke-linejoin="miter" svg:stroke-linecap="butt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draw:fill="none" draw:stroke="dash" draw:stroke-dash="a370" svg:stroke-width="0.04514in" svg:stroke-color="#404040" draw:marker-end="a371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draw:fill="none" draw:stroke="dash" draw:stroke-dash="a373" svg:stroke-width="0.04514in" svg:stroke-color="#404040" draw:marker-end="a374" svg:stroke-opacity="100%" draw:stroke-linejoin="miter" svg:stroke-linecap="butt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56" draw:master-page-name="Master1-Layout7-blank-Blank" presentation:presentation-page-layout-name="Master1-PPL7" draw:id="Slide-257">
        <draw:custom-shape svg:x="3.94445in" svg:y="0.6698in" svg:width="5.59295in" svg:height="2.79647in" draw:id="id63" draw:style-name="a360" draw:name="Rectangle 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4445in" svg:y1="0.6698in" svg:x2="9.53739in" svg:y2="0.6698in" draw:id="id64" draw:style-name="a361" draw:name="Straight Connector 3">
          <svg:title/>
          <svg:desc/>
        </draw:connector>
        <draw:connector draw:type="line" svg:x1="3.94445in" svg:y1="0.78262in" svg:x2="9.53739in" svg:y2="0.78262in" draw:id="id65" draw:style-name="a362" draw:name="Straight Connector 5">
          <svg:title/>
          <svg:desc/>
        </draw:connector>
        <draw:connector draw:type="line" svg:x1="3.94445in" svg:y1="2.20638in" svg:x2="9.53739in" svg:y2="2.20638in" draw:id="id66" draw:style-name="a363" draw:name="Straight Connector 6">
          <svg:title/>
          <svg:desc/>
        </draw:connector>
        <draw:connector draw:type="line" svg:x1="5.30642in" svg:y1="0.87106in" svg:x2="5.30642in" svg:y2="2.01544in" draw:id="id67" draw:style-name="a366" draw:name="Straight Arrow Connector 8">
          <svg:title/>
          <svg:desc/>
        </draw:connector>
        <draw:connector draw:type="line" svg:x1="8.09483in" svg:y1="0.87106in" svg:x2="8.09483in" svg:y2="2.01544in" draw:id="id68" draw:style-name="a369" draw:name="Straight Arrow Connector 12">
          <svg:title/>
          <svg:desc/>
        </draw:connector>
        <draw:connector draw:type="line" svg:x1="5.30642in" svg:y1="2.29771in" svg:x2="5.30642in" svg:y2="3.44209in" draw:id="id69" draw:style-name="a372" draw:name="Straight Arrow Connector 13">
          <svg:title/>
          <svg:desc/>
        </draw:connector>
        <draw:connector draw:type="line" svg:x1="8.09483in" svg:y1="2.29771in" svg:x2="8.09483in" svg:y2="3.44209in" draw:id="id70" draw:style-name="a375" draw:name="Straight Arrow Connector 14">
          <svg:title/>
          <svg:desc/>
        </draw:connector>
        <draw:frame draw:id="id71" draw:style-name="a380" draw:name="TextBox 15" svg:x="3.72519in" svg:y="0.19403in" svg:width="6.03146in" svg:height="0.37025in">
          <draw:text-box>
            <text:p text:style-name="a379" text:class-names="" text:cond-style-name=""><text:span text:style-name="a376" text:class-names="">Supported</text:span><text:span text:style-name="a377" text:class-names="">: Two/Half-scan<text:s text:c="1"/></text:span><text:span text:style-name="a378" text:class-names="">panel… Two rows updated in parallel.</text:span></text:p>
          </draw:text-box>
          <svg:title/>
          <svg:desc/>
        </draw:frame>
        <draw:custom-shape svg:x="3.94444in" svg:y="4.12708in" svg:width="5.59295in" svg:height="2.79647in" draw:id="id72" draw:style-name="a384" draw:name="Rectangle 1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4444in" svg:y1="4.12708in" svg:x2="9.53739in" svg:y2="4.12708in" draw:id="id73" draw:style-name="a385" draw:name="Straight Connector 3">
          <svg:title/>
          <svg:desc/>
        </draw:connector>
        <draw:connector draw:type="line" svg:x1="3.94444in" svg:y1="4.23991in" svg:x2="9.53739in" svg:y2="4.23991in" draw:id="id74" draw:style-name="a386" draw:name="Straight Connector 5">
          <svg:title/>
          <svg:desc/>
        </draw:connector>
        <draw:connector draw:type="line" svg:x1="5.31711in" svg:y1="4.32835in" svg:x2="5.31711in" svg:y2="4.79582in" draw:id="id75" draw:style-name="a389" draw:name="Straight Arrow Connector 8">
          <svg:title/>
          <svg:desc/>
        </draw:connector>
        <draw:connector draw:type="line" svg:x1="8.10552in" svg:y1="4.32835in" svg:x2="8.10552in" svg:y2="4.81666in" draw:id="id76" draw:style-name="a392" draw:name="Straight Arrow Connector 12">
          <svg:title/>
          <svg:desc/>
        </draw:connector>
        <draw:frame draw:id="id77" draw:style-name="a397" draw:name="TextBox 15" svg:x="3.63144in" svg:y="3.70153in" svg:width="6.54938in" svg:height="0.37025in">
          <draw:text-box>
            <text:p text:style-name="a396" text:class-names="" text:cond-style-name=""><text:span text:style-name="a393" text:class-names="">Supported*</text:span><text:span text:style-name="a394" text:class-names="">: Four/Quarter-scan<text:s text:c="1"/></text:span><text:span text:style-name="a395" text:class-names="">panel… Four rows updated in parallel.</text:span></text:p>
          </draw:text-box>
          <svg:title/>
          <svg:desc/>
        </draw:frame>
        <draw:connector draw:type="line" svg:x1="3.94444in" svg:y1="4.92741in" svg:x2="9.53739in" svg:y2="4.92741in" draw:id="id78" draw:style-name="a398" draw:name="Straight Connector 5">
          <svg:title/>
          <svg:desc/>
        </draw:connector>
        <draw:connector draw:type="line" svg:x1="5.31711in" svg:y1="5.01585in" svg:x2="5.31711in" svg:y2="5.48333in" draw:id="id79" draw:style-name="a401" draw:name="Straight Arrow Connector 8">
          <svg:title/>
          <svg:desc/>
        </draw:connector>
        <draw:connector draw:type="line" svg:x1="8.10552in" svg:y1="5.01585in" svg:x2="8.10552in" svg:y2="5.50416in" draw:id="id80" draw:style-name="a404" draw:name="Straight Arrow Connector 12">
          <svg:title/>
          <svg:desc/>
        </draw:connector>
        <draw:connector draw:type="line" svg:x1="3.94444in" svg:y1="5.60866in" svg:x2="9.53739in" svg:y2="5.60866in" draw:id="id81" draw:style-name="a405" draw:name="Straight Connector 5">
          <svg:title/>
          <svg:desc/>
        </draw:connector>
        <draw:connector draw:type="line" svg:x1="5.31711in" svg:y1="5.6971in" svg:x2="5.31711in" svg:y2="6.16458in" draw:id="id82" draw:style-name="a408" draw:name="Straight Arrow Connector 8">
          <svg:title/>
          <svg:desc/>
        </draw:connector>
        <draw:connector draw:type="line" svg:x1="8.10552in" svg:y1="5.6971in" svg:x2="8.10552in" svg:y2="6.18541in" draw:id="id83" draw:style-name="a411" draw:name="Straight Arrow Connector 12">
          <svg:title/>
          <svg:desc/>
        </draw:connector>
        <draw:connector draw:type="line" svg:x1="3.96583in" svg:y1="6.34408in" svg:x2="9.55878in" svg:y2="6.34408in" draw:id="id84" draw:style-name="a412" draw:name="Straight Connector 5">
          <svg:title/>
          <svg:desc/>
        </draw:connector>
        <draw:connector draw:type="line" svg:x1="5.31711in" svg:y1="6.40126in" svg:x2="5.31711in" svg:y2="6.86874in" draw:id="id85" draw:style-name="a415" draw:name="Straight Arrow Connector 8">
          <svg:title/>
          <svg:desc/>
        </draw:connector>
        <draw:connector draw:type="line" svg:x1="8.10552in" svg:y1="6.40126in" svg:x2="8.10552in" svg:y2="6.88957in" draw:id="id86" draw:style-name="a418" draw:name="Straight Arrow Connector 12">
          <svg:title/>
          <svg:desc/>
        </draw:connector>
        <draw:frame draw:id="id87" draw:style-name="a422" draw:name="TextBox 55" svg:x="9.82094in" svg:y="0.69389in" svg:width="0.88915in" svg:height="1.17806in">
          <draw:text-box>
            <text:p text:style-name="a421" text:class-names="" text:cond-style-name=""><text:span text:style-name="a419" text:class-names=""></text:span><text:span text:style-name="a420" text:class-names=""/></text:p>
          </draw:text-box>
          <svg:title/>
          <svg:desc/>
        </draw:frame>
        <draw:frame draw:id="id88" draw:style-name="a427" draw:name="TextBox 57" svg:x="9.67193in" svg:y="3.91494in" svg:width="1.18718in" svg:height="1.17806in">
          <draw:text-box>
            <text:p text:style-name="a426" text:class-names="" text:cond-style-name=""><text:span text:style-name="a423" text:class-names=""></text:span><text:span text:style-name="a424" text:class-names="">*</text:span><text:span text:style-name="a425" text:class-names=""/></text:p>
          </draw:text-box>
          <svg:title/>
          <svg:desc/>
        </draw:frame>
        <draw:frame draw:id="id89" draw:style-name="a441" draw:name="TextBox 59" svg:x="9.58016in" svg:y="1.66886in" svg:width="3.14509in" svg:height="1.51465in">
          <draw:text-box>
            <text:p text:style-name="a435" text:class-names="" text:cond-style-name=""><text:span text:style-name="a428" text:class-names="">Example: Every 16</text:span><text:span text:style-name="a429" text:class-names="">th</text:span><text:span text:style-name="a430" text:class-names=""><text:s text:c="1"/>or 32</text:span><text:span text:style-name="a431" text:class-names="">nd</text:span><text:span text:style-name="a432" text:class-names=""><text:s text:c="1"/>row<text:s text:c="1"/></text:span><text:span text:style-name="a433" text:class-names="">updated in parallel for<text:s text:c="1"/></text:span><text:span text:style-name="a434" text:class-names="">a 32px or 64px high panel.</text:span></text:p>
            <text:p text:style-name="a437" text:class-names="" text:cond-style-name=""><text:span text:style-name="a436" text:class-names=""/></text:p>
            <text:p text:style-name="a440" text:class-names="" text:cond-style-name=""><text:span text:style-name="a438" text:class-names="">Also confusingly referred to as 1/16 or 1/32 scan panel</text:span><text:span text:style-name="a439" text:class-names=""/></text:p>
          </draw:text-box>
          <svg:title/>
          <svg:desc/>
        </draw:frame>
        <draw:frame draw:id="id90" draw:style-name="a460" draw:name="TextBox 60" svg:x="9.58016in" svg:y="5.01952in" svg:width="3.14509in" svg:height="2.22148in">
          <draw:text-box>
            <text:p text:style-name="a445" text:class-names="" text:cond-style-name=""><text:span text:style-name="a442" text:class-names="">Example: Every 8</text:span><text:span text:style-name="a443" text:class-names="">th</text:span><text:span text:style-name="a444" text:class-names=""><text:s text:c="1"/>row updated in parallel for a 32px high panel</text:span></text:p>
            <text:p text:style-name="a447" text:class-names="" text:cond-style-name=""><text:span text:style-name="a446" text:class-names=""/></text:p>
            <text:p text:style-name="a449" text:class-names="" text:cond-style-name=""><text:span text:style-name="a448" text:class-names="">Also confusingly referred to as 1/8 scan panel</text:span></text:p>
            <text:p text:style-name="a451" text:class-names="" text:cond-style-name=""><text:span text:style-name="a450" text:class-names=""/></text:p>
            <text:p text:style-name="a455" text:class-names="" text:cond-style-name=""><text:span text:style-name="a452" text:class-names="">* Refer to<text:s text:c="1"/></text:span><text:span text:style-name="a453" text:class-names="">Four_Scan_Panel</text:span><text:span text:style-name="a454" text:class-names=""><text:s text:c="1"/>example<text:s text:c="1"/></text:span></text:p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59" xlink:href="media/image1.png" xlink:show="embed" xlink:actuate="onLoad"/>
    <draw:fill-image draw:name="a383" xlink:href="media/image1.png" xlink:show="embed" xlink:actuate="onLoad"/>
    <draw:marker draw:name="a400" svg:viewBox="0 0 20 30" svg:d="m10 0-10 30h20z"/>
    <draw:marker draw:name="a403" svg:viewBox="0 0 20 30" svg:d="m10 0-10 30h20z"/>
    <draw:marker draw:name="a410" svg:viewBox="0 0 20 30" svg:d="m10 0-10 30h20z"/>
    <draw:marker draw:name="a407" svg:viewBox="0 0 20 30" svg:d="m10 0-10 30h20z"/>
    <draw:marker draw:name="a414" svg:viewBox="0 0 20 30" svg:d="m10 0-10 30h20z"/>
    <draw:marker draw:name="a417" svg:viewBox="0 0 20 30" svg:d="m10 0-10 30h20z"/>
    <draw:marker draw:name="a365" svg:viewBox="0 0 20 30" svg:d="m10 0-10 30h20z"/>
    <draw:marker draw:name="a371" svg:viewBox="0 0 20 30" svg:d="m10 0-10 30h20z"/>
    <draw:marker draw:name="a374" svg:viewBox="0 0 20 30" svg:d="m10 0-10 30h20z"/>
    <draw:marker draw:name="a368" svg:viewBox="0 0 20 30" svg:d="m10 0-10 30h20z"/>
    <draw:marker draw:name="a391" svg:viewBox="0 0 20 30" svg:d="m10 0-10 30h20z"/>
    <draw:marker draw:name="a388" svg:viewBox="0 0 20 30" svg:d="m10 0-10 30h20z"/>
    <draw:stroke-dash draw:name="a399" draw:style="rect" draw:dots1="1" draw:dots1-length="0.04514in" draw:distance="0.04514in"/>
    <draw:stroke-dash draw:name="a402" draw:style="rect" draw:dots1="1" draw:dots1-length="0.04514in" draw:distance="0.04514in"/>
    <draw:stroke-dash draw:name="a406" draw:style="rect" draw:dots1="1" draw:dots1-length="0.04514in" draw:distance="0.04514in"/>
    <draw:stroke-dash draw:name="a413" draw:style="rect" draw:dots1="1" draw:dots1-length="0.04514in" draw:distance="0.04514in"/>
    <draw:stroke-dash draw:name="a409" draw:style="rect" draw:dots1="1" draw:dots1-length="0.04514in" draw:distance="0.04514in"/>
    <draw:stroke-dash draw:name="a416" draw:style="rect" draw:dots1="1" draw:dots1-length="0.04514in" draw:distance="0.04514in"/>
    <draw:stroke-dash draw:name="a364" draw:style="rect" draw:dots1="1" draw:dots1-length="0.04514in" draw:distance="0.04514in"/>
    <draw:stroke-dash draw:name="a370" draw:style="rect" draw:dots1="1" draw:dots1-length="0.04514in" draw:distance="0.04514in"/>
    <draw:stroke-dash draw:name="a367" draw:style="rect" draw:dots1="1" draw:dots1-length="0.04514in" draw:distance="0.04514in"/>
    <draw:stroke-dash draw:name="a373" draw:style="rect" draw:dots1="1" draw:dots1-length="0.04514in" draw:distance="0.04514in"/>
    <draw:stroke-dash draw:name="a390" draw:style="rect" draw:dots1="1" draw:dots1-length="0.04514in" draw:distance="0.04514in"/>
    <draw:stroke-dash draw:name="a387" draw:style="rect" draw:dots1="1" draw:dots1-length="0.04514in" draw:distance="0.04514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2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2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2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2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2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2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2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2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2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2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2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onymous</meta:initial-creator>
    <dc:creator>Anonymous</dc:creator>
    <meta:creation-date>2023-02-01T19:59:56Z</meta:creation-date>
    <dc:date>2023-02-01T20:57:53Z</dc:date>
    <meta:editing-cycles>4</meta:editing-cycles>
    <meta:editing-duration>PT3449S</meta:editing-duration>
    <meta:document-statistic meta:paragraph-count="12" meta:word-count="79"/>
  </office:meta>
</office:document-meta>
</file>